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4ac45" officeooo:paragraph-rsid="0014ac45"/>
    </style:style>
    <style:style style:name="P2" style:family="paragraph" style:parent-style-name="Standard" style:list-style-name="L1">
      <style:text-properties officeooo:rsid="0014ac45" officeooo:paragraph-rsid="0014ac45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Deployment in the Field – Technical Debt and Data-Ops</text:p>
      <text:p text:style-name="P1"/>
      <text:list xml:id="list6905194671722842968" text:style-name="L1">
        <text:list-item>
          <text:p text:style-name="P2">Stories from the field</text:p>
          <text:list>
            <text:list-item>
              <text:p text:style-name="P2">TOGA-COARE in 1993</text:p>
              <text:list>
                <text:list-item>
                  <text:p text:style-name="P2">Brief description of Zebra</text:p>
                </text:list-item>
                <text:list-item>
                  <text:p text:style-name="P2">Set the scene for my mistake</text:p>
                </text:list-item>
                <text:list-item>
                  <text:p text:style-name="P2">Talk about the risk I took on and the mess I left the programmer who came after me</text:p>
                </text:list-item>
              </text:list>
            </text:list-item>
          </text:list>
        </text:list-item>
        <text:list-item>
          <text:p text:style-name="P2">What is technical debt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21:29:53.090750306</meta:creation-date>
    <dc:date>2015-04-09T21:37:30.090410851</dc:date>
    <meta:editing-duration>P0D</meta:editing-duration>
    <meta:editing-cycles>1</meta:editing-cycles>
    <meta:document-statistic meta:table-count="0" meta:image-count="0" meta:object-count="0" meta:page-count="1" meta:paragraph-count="7" meta:word-count="54" meta:character-count="274" meta:non-whitespace-character-count="232"/>
    <meta:generator>LibreOffice/4.2.8.2$Linux_X86_64 LibreOffice_project/420$Build-2</meta:generator>
  </office:meta>
</office:document-meta>
</file>